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30.85pt" svg:y="2.83pt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.13" calcext:value-type="float">
            <text:p>2.13</text:p>
          </table:table-cell>
        </table:table-row>
        <table:table-row table:style-name="ro2">
          <table:table-cell office:value-type="float" office:value="10.4" calcext:value-type="float">
            <text:p>10.4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.12" calcext:value-type="float">
            <text:p>3.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2.71" calcext:value-type="float">
            <text:p>2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09:04:54.9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3:51:13.346000000</meta:creation-date>
    <dc:date>2016-12-01T09:05:34.607000000</dc:date>
    <meta:editing-duration>PT10M36S</meta:editing-duration>
    <meta:editing-cycles>3</meta:editing-cycles>
    <meta:generator>LibreOffice/4.4.7.2$Windows_x86 LibreOffice_project/f3153a8b245191196a4b6b9abd1d0da16eead600</meta:generator>
    <meta:document-statistic meta:table-count="1" meta:cell-count="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55cm" svg:y="4.201cm" style:legend-expansion="high" chart:style-name="ch2"/>
        <chart:plot-area chart:style-name="ch3" chart:data-source-has-labels="both" svg:x="0.32cm" svg:y="0.18cm" svg:width="13.91cm" svg:height="8.64cm">
          <chartooo:coordinate-region svg:x="1.047cm" svg:y="0.379cm" svg:width="12.903cm" svg:height="7.794cm"/>
          <chart:axis chart:dimension="x" chart:name="primary-x" chart:style-name="ch4" chartooo:axis-type="auto">
            <chart:categories table:cell-range-address="local-table.$A$2:.$A$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6" chart:label-cell-address="local-table.$B$1" chart:class="chart:scatter">
            <chart:domain table:cell-range-address="local-table.$B$2:.$B$126"/>
            <chart:data-point chart:repeated="1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">
                <text:p>2.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">
                <text:p>3.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">
                <text:p>5.6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">
                <text:p>6.4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">
                <text:p>7.2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">
                <text:p>9.6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4">
                <text:p>10.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2">
                <text:p>11.2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">
                <text:p>12.8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6">
                <text:p>13.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4">
                <text:p>14.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">
                <text:p>15.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.8">
                <text:p>16.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">
                <text:p>17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4">
                <text:p>18.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.2">
                <text:p>19.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8">
                <text:p>20.8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6">
                <text:p>21.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4">
                <text:p>22.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">
                <text:p>23.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8">
                <text:p>24.8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6">
                <text:p>25.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4">
                <text:p>26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2">
                <text:p>27.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.8">
                <text:p>28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6">
                <text:p>29.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4">
                <text:p>30.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2">
                <text:p>31.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.8">
                <text:p>32.8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.6">
                <text:p>33.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.4">
                <text:p>34.4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2">
                <text:p>35.2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.8">
                <text:p>36.8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6">
                <text:p>37.6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.4">
                <text:p>38.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.2">
                <text:p>39.2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8">
                <text:p>40.8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.6">
                <text:p>41.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.4">
                <text:p>42.4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2">
                <text:p>43.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8">
                <text:p>44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.6">
                <text:p>45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.4">
                <text:p>46.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.2">
                <text:p>47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8">
                <text:p>48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.6">
                <text:p>49.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.4">
                <text:p>50.4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1.2">
                <text:p>51.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8">
                <text:p>52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6">
                <text:p>53.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.4">
                <text:p>54.4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.2">
                <text:p>55.2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.8">
                <text:p>56.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.6">
                <text:p>57.6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.4">
                <text:p>58.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">
                <text:p>59.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8">
                <text:p>60.8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.6">
                <text:p>61.6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4">
                <text:p>62.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3.2">
                <text:p>63.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4">
                <text:p>64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.8">
                <text:p>64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.6">
                <text:p>65.6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.4">
                <text:p>66.4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.2">
                <text:p>67.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.8">
                <text:p>68.8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.6">
                <text:p>69.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4">
                <text:p>70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.2">
                <text:p>71.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8">
                <text:p>72.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6">
                <text:p>73.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4">
                <text:p>74.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2">
                <text:p>75.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6">
                <text:p>7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.8">
                <text:p>76.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.6">
                <text:p>77.6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.4">
                <text:p>78.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9.2">
                <text:p>79.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.8">
                <text:p>80.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.6">
                <text:p>81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.4">
                <text:p>82.4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.2">
                <text:p>83.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4">
                <text:p>8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4.8">
                <text:p>84.8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.6">
                <text:p>85.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6.4">
                <text:p>86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2">
                <text:p>87.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">
                <text:p>8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8">
                <text:p>88.8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6">
                <text:p>89.6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.4">
                <text:p>90.4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.2">
                <text:p>91.2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">
                <text:p>9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.8">
                <text:p>92.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.6">
                <text:p>93.6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4">
                <text:p>94.4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.2">
                <text:p>95.2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6">
                <text:p>9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.8">
                <text:p>96.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7.6">
                <text:p>97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8.4">
                <text:p>98.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2">
                <text:p>99.2</text:p>
              </table:table-cell>
              <table:table-cell office:value-type="float" office:value="2.71">
                <text:p>2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